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HitsAdapter.getSelecto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HitsAdapt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HitsAdapter.QueryHitsAdapter( QueryHits hits , Name selecto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HitsAdapter.skip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HitsAdapter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HitsAdapter.nextScoreNo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